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b7" officeooo:paragraph-rsid="000041b7"/>
    </style:style>
    <style:style style:name="P2" style:family="paragraph" style:parent-style-name="Standard">
      <style:text-properties officeooo:rsid="000226d1" officeooo:paragraph-rsid="000226d1"/>
    </style:style>
    <style:style style:name="P3" style:family="paragraph" style:parent-style-name="Standard">
      <style:text-properties officeooo:rsid="000226d1" officeooo:paragraph-rsid="00041e51"/>
    </style:style>
    <style:style style:name="P4" style:family="paragraph" style:parent-style-name="Standard">
      <style:text-properties fo:font-weight="bold" officeooo:rsid="000226d1" officeooo:paragraph-rsid="000226d1" style:font-weight-asian="bold" style:font-weight-complex="bold"/>
    </style:style>
    <style:style style:name="P5" style:family="paragraph" style:parent-style-name="Standard">
      <style:text-properties fo:font-weight="bold" officeooo:rsid="000041b7" officeooo:paragraph-rsid="000041b7" style:font-weight-asian="bold" style:font-weight-complex="bold"/>
    </style:style>
    <style:style style:name="P6" style:family="paragraph" style:parent-style-name="Standard">
      <style:text-properties officeooo:rsid="000226d1" officeooo:paragraph-rsid="000226d1"/>
    </style:style>
    <style:style style:name="P7" style:family="paragraph" style:parent-style-name="Standard">
      <style:text-properties officeooo:rsid="000226d1" officeooo:paragraph-rsid="000c5309"/>
    </style:style>
    <style:style style:name="P8" style:family="paragraph" style:parent-style-name="Standard">
      <style:text-properties officeooo:rsid="000226d1" officeooo:paragraph-rsid="000f7f7b"/>
    </style:style>
    <style:style style:name="T1" style:family="text">
      <style:text-properties officeooo:rsid="00041e5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309" style:font-weight-asian="bold" style:font-weight-complex="bold"/>
    </style:style>
    <style:style style:name="T4" style:family="text">
      <style:text-properties fo:font-weight="bold" officeooo:rsid="000f7f7b" style:font-weight-asian="bold" style:font-weight-complex="bold"/>
    </style:style>
    <style:style style:name="T5" style:family="text">
      <style:text-properties fo:color="#c9211e" loext:opacity="100%" fo:font-weight="bold" officeooo:rsid="0004249e" style:font-weight-asian="bold" style:font-weight-complex="bold"/>
    </style:style>
    <style:style style:name="T6" style:family="text">
      <style:text-properties officeooo:rsid="00073dc5"/>
    </style:style>
    <style:style style:name="T7" style:family="text">
      <style:text-properties officeooo:rsid="0007b216"/>
    </style:style>
    <style:style style:name="T8" style:family="text">
      <style:text-properties officeooo:rsid="00090736"/>
    </style:style>
    <style:style style:name="T9" style:family="text">
      <style:text-properties officeooo:rsid="000a90f5"/>
    </style:style>
    <style:style style:name="T10" style:family="text">
      <style:text-properties officeooo:rsid="000c5309"/>
    </style:style>
    <style:style style:name="T11" style:family="text">
      <style:text-properties officeooo:rsid="000e1a18"/>
    </style:style>
    <style:style style:name="T12" style:family="text">
      <style:text-properties officeooo:rsid="000e7c28"/>
    </style:style>
    <style:style style:name="T13" style:family="text">
      <style:text-properties officeooo:rsid="000f7f7b"/>
    </style:style>
    <style:style style:name="T14" style:family="text">
      <style:text-properties fo:font-weight="normal" officeooo:rsid="000c5309" style:font-weight-asian="normal" style:font-weight-complex="normal"/>
    </style:style>
    <style:style style:name="T15" style:family="text">
      <style:text-properties fo:font-weight="normal" officeooo:rsid="000f7f7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SpringBootApplication – over class with main(), means</text:p>
      <text:p text:style-name="P1">@EnableAutoConfiguration</text:p>
      <text:p text:style-name="P1">@ComponentScan</text:p>
      <text:p text:style-name="P1">@Configuration</text:p>
      <text:p text:style-name="P1"/>
      <text:p text:style-name="P5">To spec entry point for servlet container </text:p>
      <text:p text:style-name="P1">1) extend SpringBootServletInitializer</text:p>
      <text:p text:style-name="P1">2) override configure()</text:p>
      <text:p text:style-name="P1">3) add classes in SpringApplicationBuilder builder.sources( … )</text:p>
      <text:p text:style-name="P1"/>
      <text:p text:style-name="P2"><text:span text:style-name="T2">Application properties</text:span> in classpath:application.properties</text:p>
      <text:p text:style-name="P2">server.port = 8080</text:p>
      <text:p text:style-name="P2"><text:span text:style-name="T9">s</text:span>erver.servlet.context-path <text:span text:style-name="T8">= “/path” – servlet usually serves starting from “/” but this may be changed</text:span></text:p>
      <text:p text:style-name="P2">spring.application.name = demoservice</text:p>
      <text:p text:style-name="P2"/>
      <text:p text:style-name="P2">spring.http.multipart.enabled<text:span text:style-name="T12">=true/false</text:span></text:p>
      <text:p text:style-name="P7">spring.servlet.multipart.<text:span text:style-name="T10">max-</text:span>file-size – <text:span text:style-name="T10">maximum allowed </text:span><text:span text:style-name="T11">file size. </text:span><text:span text:style-name="T13">Example: 10MB/KB</text:span></text:p>
      <text:p text:style-name="P8">spring.servlet.multipart.max-request-size – <text:span text:style-name="T11">size of multipart/form-data request. </text:span><text:span text:style-name="T13">Example: 10MB/KB</text:span></text:p>
      <text:p text:style-name="P8">spring.servlet.multipart.file-size-threshold – <text:span text:style-name="T10">when write to disc. </text:span><text:span text:style-name="T3">Default is 0.</text:span><text:span text:style-name="T14"> </text:span><text:span text:style-name="T15">Example: 10MB/KB </text:span></text:p>
      <text:p text:style-name="P2">spring.servlet.multipart.location</text:p>
      <text:p text:style-name="P2"/>
      <text:p text:style-name="P2">logging.path = /tmp/</text:p>
      <text:p text:style-name="P4">or</text:p>
      <text:p text:style-name="P2">logging.file = /tmp/log.txt</text:p>
      <text:p text:style-name="P2"/>
      <text:p text:style-name="P2">logging.config=classpath:logback-testloglevel.xml – <text:span text:style-name="T6">define configuration file for logger</text:span><text:line-break/><text:span text:style-name="T7">l</text:span>ogging.level.root=INFO – <text:span text:style-name="T1">set logging level for all </text:span></text:p>
      <text:p text:style-name="P3">logging.level.<text:span text:style-name="T1">&lt;package name – </text:span>com.baeldung.testloglevel<text:span text:style-name="T1">&gt;</text:span>=DEBUG – <text:span text:style-name="T1">set logging level for specific package</text:span><text:line-break/><text:line-break/><text:span text:style-name="T5">Continue </text:span></text:p>
      <text:p text:style-name="P2"/>
      <text:p text:style-name="P2"><text:span text:style-name="T2">To have different properties for profiles</text:span> </text:p>
      <text:p text:style-name="P2">1) file name: application-&lt;name&gt; .properties</text:p>
      <text:p text:style-name="P2">2) launch jar with –spring.profiles.active = &lt;name&gt;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02-05T22:15:16.716000000</dc:date>
    <meta:editing-duration>PT5H49M44S</meta:editing-duration>
    <meta:editing-cycles>13</meta:editing-cycles>
    <meta:document-statistic meta:table-count="0" meta:image-count="0" meta:object-count="0" meta:page-count="1" meta:paragraph-count="25" meta:word-count="127" meta:character-count="1282" meta:non-whitespace-character-count="1165"/>
  </office:meta>
</office:document-meta>
</file>